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font-name="Nimbus Sans L" style:font-name-asian="Mincho" style:font-name-complex="Tahoma"/>
    </style:style>
  </office:automatic-styles>
  <office:body>
    <office:text>
      <office:forms form:automatic-focus="false" form:apply-design-mode="false"/>
      <text:tracked-changes text:track-changes="false">
        <text:changed-region text:id="ct151323992">
          <text:insertion>
            <office:change-info>
              <dc:creator>Gaetan Delannay</dc:creator>
              <dc:date>2008-01-23T17:47:00</dc:date>
            </office:change-info>
          </text:insertion>
        </text:changed-region>
        <text:changed-region text:id="ct151299664">
          <text:insertion>
            <office:change-info>
              <dc:creator>Gaetan Delannay</dc:creator>
              <dc:date>2008-01-23T17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rst of all, if you use the xhtml function within a pod expression, you will simply get the ugly code of the resulting ODT chunk in your document: <text:change-start text:change-id="ct151323992"/>xhtml(dummy.getAt1())<text:change-end text:change-id="ct151323992"/> (and if an error occurs in this process, the error will look like this: <text:change-start text:change-id="ct151299664"/>xhtml('Hell&lt;br&gt;o!')<text:change-end text:change-id="ct151299664"/>. &lt; &gt; ! &amp; § ù etc. ' “ “</text:p>
      <text:p text:style-name="Standard"/>
      <text:p text:style-name="Standard"><text:span text:style-name="T1">But if yo</text:span><text:span text:style-name="T1"><office:annotation><dc:date>2008-01-23T00:00:00</dc:date><text:p>do text</text:p><text:p>from xhtml(dummy.getAt1())</text:p></office:annotation></text:span><text:span text:style-name="T1">u use this function correctly, the text here will be replaced by the content of the XHTML chunk (see the note attached to this text.)</text:span></text:p>
      <text:h text:style-name="Heading_20_1" text:outline-level="1">Idem for h<office:annotation><dc:date>2008-01-23T00:00:00</dc:date><text:p>do title for i in range(2)</text:p><text:p>from xhtml(dummy.getAt1())</text:p><text:p/></office:annotation>ere. Everything I type here is ignored (style info, the fact that is is a title, a table, ...) and will be replaced by the XHTML chunk, several times because there is a 'for' loop.</text:h>
      <text:h text:style-name="Heading_20_2" text:outline-level="2">Title 2</text:h>
      <text:h text:style-name="Heading_20_3" text:outline-level="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